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1a07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1">Sign-in Desk and</text:span></text:p>
      <text:p text:style-name="P1"><text:s/><text:span text:style-name="T1">Raff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06-22T23:21:57.218694875</meta:print-date>
    <dc:date>2019-06-22T23:37:20.725765781</dc:date>
    <meta:editing-duration>PT16M15S</meta:editing-duration>
    <meta:editing-cycles>1</meta:editing-cycles>
    <meta:document-statistic meta:table-count="0" meta:image-count="1" meta:object-count="0" meta:page-count="1" meta:paragraph-count="2" meta:word-count="4" meta:character-count="24" meta:non-whitespace-character-count="20"/>
    <meta:generator>LibreOffice/6.0.7.3$Linux_X86_64 LibreOffice_project/00m0$Build-3</meta:generator>
  </office:meta>
</office:document-meta>
</file>